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sque de ski :</text:p>
      <text:list xml:id="list2256835211078189838" text:style-name="L1">
        <text:list-item>
          <text:p text:style-name="P1">écran LCD</text:p>
        </text:list-item>
        <text:list-item>
          <text:p text:style-name="P1">cartographie intégré</text:p>
        </text:list-item>
        <text:list-item>
          <text:p text:style-name="P1">altimètre en temps réel</text:p>
        </text:list-item>
        <text:list-item>
          <text:p text:style-name="P1">boussole</text:p>
        </text:list-item>
        <text:list-item>
          <text:p text:style-name="P1">vitesse calculée en temps réél</text:p>
        </text:list-item>
        <text:list-item>
          <text:p text:style-name="P1">écoute de musique</text:p>
        </text:list-item>
        <text:list-item>
          <text:p text:style-name="P1">visuel, sur Gopro embarquée</text:p>
        </text:list-item>
      </text:list>
      <text:p text:style-name="Standard">Ski connecté :</text:p>
      <text:list xml:id="list8434739174541703472" text:style-name="L2">
        <text:list-item>
          <text:p text:style-name="P2">impossible à perdre § Tracker intégré (balise GPS)</text:p>
        </text:list-item>
        <text:list-item>
          <text:p text:style-name="P2">Objectif sportif : trackers qui se colle sur la semelle pour analyser votre activités, entraînement, amélioration des performances.</text:p>
        </text:list-item>
      </text:list>
      <text:p text:style-name="Standard">Semelle connectée (semelle de chaussures de ski ou de snow)</text:p>
      <text:list xml:id="list4211774078945423443" text:style-name="L3">
        <text:list-item>
          <text:p text:style-name="P3">Capteur de position. Analyse en temps réel , délivre des conseils pour mieux skier.</text:p>
        </text:list-item>
      </text:list>
      <text:p text:style-name="Standard">Vêtements connectés :</text:p>
      <text:list xml:id="list4722269147466937444" text:style-name="L4">
        <text:list-item>
          <text:p text:style-name="P4">T-shirt capable de garder la chaleur, évacuer la sueur. Surveille les données vitales (réspi, fréquence cardiaque....).</text:p>
        </text:list-item>
        <text:list-item>
          <text:p text:style-name="P4">Gants qui surveille votre température afin d'éviter les engelures.</text:p>
        </text:list-item>
        <text:list-item>
          <text:p text:style-name="P4">Semelles chauffante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8T09:15:49.66</meta:creation-date>
    <meta:document-statistic meta:table-count="0" meta:image-count="0" meta:object-count="0" meta:page-count="1" meta:paragraph-count="17" meta:word-count="121" meta:character-count="726"/>
    <dc:date>2020-01-08T09:24:42.29</dc:date>
    <meta:editing-duration>PT8M53S</meta:editing-duration>
    <meta:editing-cycles>1</meta:editing-cycles>
    <meta:generator>OpenOffice/4.1.7$Win32 OpenOffice.org_project/417m1$Build-9800</meta:generator>
  </office:meta>
</office:document-meta>
</file>